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TextReader.consumeBOM( InputStream stream , String encod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IncludeTextReader.getReader( XMLInputSource sourc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XIncludeTextReader.getEncodingName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TextReader.createUTF16Reader( InputStream stream , boolean isBigEnd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TextReader.setInputSource( XML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extReader.getEncodingName( byte [ ] b4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4">
            <text:p text:style-name="Table_20_Contents">6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IncludeText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TextReader.createUTF8Read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TextReader.createLatin1Read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extReader.XIncludeTextReader( XMLInputSource source , XIncludeHandler handler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extReader.isValid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extReader.createASCIIReade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TextReader.setBufferSize(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extReader.setErrorReporter( XMLErrorReporter error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extReader.par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